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3deb3d" draw:textarea-horizontal-align="center" draw:textarea-vertical-align="middle"/>
    </style:style>
    <style:style style:name="gr3" style:family="graphic" style:parent-style-name="standard">
      <style:graphic-properties draw:fill="solid" draw:fill-color="#ffcc99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text">
      <style:graphic-properties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3deb3d" draw:textarea-horizontal-align="left" draw:textarea-vertical-align="top"/>
    </style:style>
    <style:style style:name="gr8" style:family="graphic" style:parent-style-name="standard">
      <style:graphic-properties draw:stroke="none" svg:stroke-color="#000000" draw:fill="none" draw:fill-color="#ffffff" fo:min-height="0.5cm"/>
    </style:style>
    <style:style style:name="gr9" style:family="graphic" style:parent-style-name="standard">
      <style:graphic-properties draw:fill="solid" draw:fill-color="#cccc00" draw:textarea-horizontal-align="center" draw:textarea-vertical-align="middle" draw:shadow="visibl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textarea-horizontal-align="left" draw:auto-grow-height="false" fo:min-height="0.749cm" fo:min-width="0.499cm" fo:wrap-option="no-wrap"/>
    </style:style>
    <style:style style:name="gr13" style:family="graphic" style:parent-style-name="standard">
      <style:graphic-properties draw:fill="solid" draw:fill-color="#00dcff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fill="solid" draw:fill-color="#23b8dc" draw:textarea-horizontal-align="left" draw:auto-grow-height="false" fo:min-height="0.749cm" fo:min-width="0.499cm" fo:wrap-option="no-wrap"/>
    </style:style>
    <style:style style:name="gr15" style:family="graphic" style:parent-style-name="standard">
      <style:graphic-properties draw:fill="solid" draw:fill-color="#23b8dc" draw:textarea-horizontal-align="center" draw:textarea-vertical-align="middle"/>
    </style:style>
    <style:style style:name="gr16" style:family="graphic" style:parent-style-name="standard">
      <style:graphic-properties draw:fill="solid" draw:fill-color="#00b8ff" draw:textarea-horizontal-align="left" draw:auto-grow-height="false" fo:min-height="0.749cm" fo:min-width="0.499cm" fo:wrap-option="no-wrap"/>
    </style:style>
    <style:style style:name="gr17" style:family="graphic" style:parent-style-name="standard">
      <style:graphic-properties draw:fill="solid" draw:fill-color="#00b8f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T1" style:family="text">
      <style:text-properties style:text-position="super 58%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rect draw:style-name="gr1" draw:text-style-name="P1" draw:id="id1" draw:layer="layout" svg:width="3cm" svg:height="1.5cm" svg:x="1.5cm" svg:y="3cm">
          <text:p text:style-name="P1">Visitante</text:p>
          <text:p text:style-name="P1">Entra</text:p>
        </draw:rect>
        <draw:rect draw:style-name="gr1" draw:text-style-name="P1" draw:id="id3" draw:layer="layout" svg:width="3.5cm" svg:height="1cm" svg:x="4cm" svg:y="9.5cm">
          <text:p text:style-name="P1">Resultados</text:p>
        </draw:rect>
        <draw:rect draw:style-name="gr1" draw:text-style-name="P1" draw:id="id4" draw:layer="layout" svg:width="3.5cm" svg:height="1cm" svg:x="8cm" svg:y="9.5cm">
          <text:p text:style-name="P1">Patrocínio</text:p>
        </draw:rect>
        <draw:rect draw:style-name="gr1" draw:text-style-name="P1" draw:id="id5" draw:layer="layout" svg:width="2.5cm" svg:height="1.5cm" svg:x="17cm" svg:y="3cm">
          <text:p text:style-name="P1">Faz</text:p>
          <text:p text:style-name="P1">Login**</text:p>
        </draw:rect>
        <draw:rect draw:style-name="gr1" draw:text-style-name="P1" draw:id="id6" draw:layer="layout" svg:width="3cm" svg:height="1.5cm" svg:x="5.5cm" svg:y="5cm">
          <text:p text:style-name="P1">Registra</text:p>
          <text:p text:style-name="P1">Usuário</text:p>
        </draw:rect>
        <draw:rect draw:style-name="gr2" draw:text-style-name="P1" draw:id="id9" draw:layer="layout" svg:width="3cm" svg:height="1.5cm" svg:x="12.5cm" svg:y="8cm">
          <text:p text:style-name="P1">Participa</text:p>
          <text:p text:style-name="P1">Puj</text:p>
        </draw:rect>
        <draw:rect draw:style-name="gr3" draw:text-style-name="P1" draw:id="id11" draw:layer="layout" svg:width="2cm" svg:height="1.5cm" svg:x="9.5cm" svg:y="17.5cm">
          <text:p text:style-name="P1">Cria</text:p>
          <text:p text:style-name="P1">PUJ</text:p>
        </draw:rect>
        <draw:rect draw:style-name="gr2" draw:text-style-name="P1" draw:id="id8" draw:layer="layout" svg:width="3cm" svg:height="1.5cm" svg:x="12.5cm" svg:y="12cm">
          <text:p text:style-name="P1">Submete</text:p>
          <text:p text:style-name="P1">Projeto</text:p>
        </draw:rect>
        <draw:rect draw:style-name="gr2" draw:text-style-name="P1" draw:id="id10" draw:layer="layout" svg:width="3cm" svg:height="1.5cm" svg:x="12.5cm" svg:y="16.5cm">
          <text:p text:style-name="P1">Cadastra</text:p>
          <text:p text:style-name="P1">Banner</text:p>
        </draw:rect>
        <draw:rect draw:style-name="gr1" draw:text-style-name="P1" draw:id="id2" draw:layer="layout" svg:width="2cm" svg:height="1cm" svg:x="1.5cm" svg:y="9.5cm">
          <text:p text:style-name="P1">Início</text:p>
        </draw:rect>
        <draw:connector draw:style-name="gr4" draw:text-style-name="P1" draw:layer="layout" svg:x1="3cm" svg:y1="4.5cm" svg:x2="2.5cm" svg:y2="9.5cm" draw:start-shape="id1" draw:start-glue-point="2" draw:end-shape="id2" draw:end-glue-point="0" svg:d="m3000 4500v2500h-500v2500">
          <text:p/>
        </draw:connector>
        <draw:connector draw:style-name="gr4" draw:text-style-name="P1" draw:layer="layout" svg:x1="3cm" svg:y1="4.5cm" svg:x2="5.75cm" svg:y2="9.5cm" draw:start-shape="id1" draw:start-glue-point="2" draw:end-shape="id3" draw:end-glue-point="0" svg:d="m3000 4500v2500h2750v2500">
          <text:p/>
        </draw:connector>
        <draw:connector draw:style-name="gr4" draw:text-style-name="P1" draw:layer="layout" svg:x1="3cm" svg:y1="4.5cm" svg:x2="9.75cm" svg:y2="9.5cm" draw:start-shape="id1" draw:start-glue-point="2" draw:end-shape="id4" draw:end-glue-point="0" svg:d="m3000 4500v2500h6750v2500">
          <text:p/>
        </draw:connector>
        <draw:connector draw:style-name="gr4" draw:text-style-name="P1" draw:layer="layout" svg:x1="4.5cm" svg:y1="3.75cm" svg:x2="17cm" svg:y2="3.75cm" draw:start-shape="id1" draw:start-glue-point="1" draw:end-shape="id5" draw:end-glue-point="3" svg:d="m4500 3750h12500">
          <text:p/>
        </draw:connector>
        <draw:connector draw:style-name="gr4" draw:text-style-name="P1" draw:layer="layout" svg:x1="4.5cm" svg:y1="3.75cm" svg:x2="7cm" svg:y2="5cm" draw:start-shape="id1" draw:start-glue-point="1" draw:end-shape="id6" draw:end-glue-point="0" svg:d="m4500 3750h2500v1250">
          <text:p/>
        </draw:connector>
        <draw:rect draw:style-name="gr1" draw:text-style-name="P1" draw:id="id7" draw:layer="layout" svg:width="3cm" svg:height="1.5cm" svg:x="12.5cm" svg:y="6cm">
          <text:p text:style-name="P1">Confirma</text:p>
          <text:p text:style-name="P1">Cadastro*</text:p>
        </draw:rect>
        <draw:connector draw:style-name="gr4" draw:text-style-name="P1" draw:layer="layout" draw:type="curve" svg:x1="8.5cm" svg:y1="5.75cm" svg:x2="12.5cm" svg:y2="6.75cm" draw:start-shape="id6" draw:start-glue-point="1" draw:end-shape="id7" draw:end-glue-point="3" svg:d="m8500 5750c3000 0 1000 1000 4000 1000">
          <text:p/>
        </draw:connector>
        <draw:connector draw:style-name="gr4" draw:text-style-name="P1" draw:layer="layout" svg:x1="18.25cm" svg:y1="4.5cm" svg:x2="15.5cm" svg:y2="12.75cm" draw:start-shape="id5" draw:start-glue-point="2" draw:end-shape="id8" draw:end-glue-point="1" svg:d="m18250 4500v8250h-2750">
          <text:p/>
        </draw:connector>
        <draw:connector draw:style-name="gr4" draw:text-style-name="P1" draw:layer="layout" svg:x1="18.25cm" svg:y1="4.5cm" svg:x2="15.5cm" svg:y2="8.75cm" draw:start-shape="id5" draw:start-glue-point="2" draw:end-shape="id9" draw:end-glue-point="1" svg:d="m18250 4500v4250h-2750">
          <text:p/>
        </draw:connector>
        <draw:connector draw:style-name="gr4" draw:text-style-name="P1" draw:layer="layout" svg:x1="18.25cm" svg:y1="4.5cm" svg:x2="15.5cm" svg:y2="17.25cm" draw:start-shape="id5" draw:start-glue-point="2" draw:end-shape="id10" draw:end-glue-point="1" svg:d="m18250 4500v12750h-2750">
          <text:p/>
        </draw:connector>
        <draw:connector draw:style-name="gr4" draw:text-style-name="P1" draw:layer="layout" svg:x1="18.25cm" svg:y1="4.5cm" svg:x2="11.5cm" svg:y2="18.25cm" draw:start-shape="id5" draw:start-glue-point="2" draw:end-shape="id11" draw:end-glue-point="1" svg:d="m18250 4500v13750h-6750">
          <text:p/>
        </draw:connector>
        <draw:frame draw:style-name="gr5" draw:layer="layout" svg:width="10.256cm" svg:height="0.962cm" svg:x="5cm" svg:y="1.5cm">
          <draw:text-box>
            <text:p>Diagrama resumido do arena PUG</text:p>
          </draw:text-box>
        </draw:frame>
        <draw:frame draw:style-name="gr6" draw:layer="layout" svg:width="4.443cm" svg:height="0.962cm" svg:x="2cm" svg:y="20.5cm">
          <draw:text-box>
            <text:p>* link no email</text:p>
          </draw:text-box>
        </draw:frame>
        <draw:frame draw:style-name="gr5" draw:layer="layout" svg:width="16.733cm" svg:height="0.962cm" svg:x="2cm" svg:y="21.538cm">
          <draw:text-box>
            <text:p>** acesso aos fluxos listados depende do perfil do usuário</text:p>
          </draw:text-box>
        </draw:frame>
        <draw:rect draw:style-name="gr2" draw:text-style-name="P1" draw:id="id13" draw:layer="layout" svg:width="3cm" svg:height="1.5cm" svg:x="12.5cm" svg:y="14cm">
          <text:p text:style-name="P1">Vota</text:p>
          <text:p text:style-name="P1">Projeto</text:p>
        </draw:rect>
        <draw:rect draw:style-name="gr2" draw:text-style-name="P1" draw:id="id12" draw:layer="layout" svg:width="3.5cm" svg:height="1.5cm" svg:x="12cm" svg:y="10cm">
          <text:p text:style-name="P1">Monta</text:p>
          <text:p text:style-name="P1">Equipe</text:p>
        </draw:rect>
        <draw:connector draw:style-name="gr4" draw:text-style-name="P1" draw:layer="layout" svg:x1="18.25cm" svg:y1="4.5cm" svg:x2="15.5cm" svg:y2="10.75cm" draw:start-shape="id5" draw:start-glue-point="2" draw:end-shape="id12" draw:end-glue-point="1" svg:d="m18250 4500v6250h-2750">
          <text:p/>
        </draw:connector>
        <draw:connector draw:style-name="gr4" draw:text-style-name="P1" draw:layer="layout" svg:x1="18.25cm" svg:y1="4.5cm" svg:x2="15.5cm" svg:y2="14.75cm" draw:start-shape="id5" draw:start-glue-point="2" draw:end-shape="id13" draw:end-glue-point="1" svg:d="m18250 4500v10250h-2750">
          <text:p/>
        </draw:connector>
        <draw:rect draw:style-name="gr7" draw:layer="layout" svg:width="4cm" svg:height="4cm" svg:x="1.5cm" svg:y="16cm">
          <text:p>Aluno</text:p>
          <text:p>Professor</text:p>
          <text:p>Profissional</text:p>
          <text:p>Instituição</text:p>
          <text:p>Patrocinador</text:p>
        </draw:rect>
        <draw:frame draw:style-name="gr8" draw:layer="layout" svg:width="3cm" svg:height="0.986cm" svg:x="1.5cm" svg:y="15cm">
          <draw:text-box>
            <text:p>Perfis*<text:span text:style-name="T1">4</text:span></text:p>
          </draw:text-box>
        </draw:frame>
        <draw:rect draw:style-name="gr3" draw:text-style-name="P1" draw:layer="layout" svg:width="2.5cm" svg:height="1cm" svg:x="1.5cm" svg:y="13.5cm">
          <text:p text:style-name="P1">soneca</text:p>
        </draw:rect>
        <draw:frame draw:style-name="gr5" draw:layer="layout" svg:width="5.146cm" svg:height="0.962cm" svg:x="1.472cm" svg:y="12.456cm">
          <draw:text-box>
            <text:p>Administrador***</text:p>
          </draw:text-box>
        </draw:frame>
        <draw:frame draw:style-name="gr5" draw:layer="layout" svg:width="17.584cm" svg:height="0.962cm" svg:x="2cm" svg:y="22.5cm">
          <draw:text-box>
            <text:p>*** esse usuário ao ser criado terá um menu especial à parte</text:p>
          </draw:text-box>
        </draw:frame>
        <draw:rect draw:style-name="gr3" draw:text-style-name="P1" draw:id="id14" draw:layer="layout" svg:width="3cm" svg:height="1.5cm" svg:x="8.5cm" svg:y="11cm">
          <text:p text:style-name="P1">Aprova</text:p>
          <text:p text:style-name="P1">Projeto</text:p>
        </draw:rect>
        <draw:rect draw:style-name="gr3" draw:text-style-name="P1" draw:id="id15" draw:layer="layout" svg:width="3cm" svg:height="1.5cm" svg:x="8.5cm" svg:y="13cm">
          <text:p text:style-name="P1">Aprova</text:p>
          <text:p text:style-name="P1">Banner</text:p>
        </draw:rect>
        <draw:rect draw:style-name="gr3" draw:text-style-name="P1" draw:id="id16" draw:layer="layout" svg:width="3cm" svg:height="2cm" svg:x="8.5cm" svg:y="15cm">
          <text:p text:style-name="P1">Aprova</text:p>
          <text:p text:style-name="P1">Registro</text:p>
          <text:p text:style-name="P1">Usuário</text:p>
        </draw:rect>
        <draw:connector draw:style-name="gr4" draw:text-style-name="P1" draw:layer="layout" svg:x1="18.25cm" svg:y1="4.5cm" svg:x2="11.5cm" svg:y2="11.75cm" draw:start-shape="id5" draw:start-glue-point="2" draw:end-shape="id14" draw:end-glue-point="1" svg:d="m18250 4500v7250h-6750">
          <text:p/>
        </draw:connector>
        <draw:connector draw:style-name="gr4" draw:text-style-name="P1" draw:layer="layout" svg:x1="18.25cm" svg:y1="4.5cm" svg:x2="11.5cm" svg:y2="13.75cm" draw:start-shape="id5" draw:start-glue-point="2" draw:end-shape="id15" draw:end-glue-point="1" svg:d="m18250 4500v9250h-6750">
          <text:p/>
        </draw:connector>
        <draw:connector draw:style-name="gr4" draw:text-style-name="P1" draw:layer="layout" svg:x1="18.25cm" svg:y1="4.5cm" svg:x2="11.5cm" svg:y2="16cm" draw:start-shape="id5" draw:start-glue-point="2" draw:end-shape="id16" draw:end-glue-point="1" svg:d="m18250 4500v11500h-6750">
          <text:p/>
        </draw:connector>
        <draw:frame draw:style-name="gr5" draw:layer="layout" svg:width="17.224cm" svg:height="1.697cm" svg:x="2cm" svg:y="23.5cm">
          <draw:text-box>
            <text:p>*<text:span text:style-name="T1">4 </text:span>os usuários recebem perfil após se cadastrarem em uma </text:p>
            <text:p>competição (Participa Puj/Pug)</text:p>
          </draw:text-box>
        </draw:frame>
      </draw:page>
      <draw:page draw:name="page2" draw:style-name="dp1" draw:master-page-name="Padrão">
        <draw:frame draw:style-name="gr5" draw:layer="layout" svg:width="7.089cm" svg:height="0.962cm" svg:x="6.911cm" svg:y="1.5cm">
          <draw:text-box>
            <text:p>Domínio do arena PUG</text:p>
          </draw:text-box>
        </draw:frame>
        <draw:rect draw:style-name="gr9" draw:text-style-name="P1" draw:id="id17" draw:layer="layout" svg:width="2.5cm" svg:height="1cm" svg:x="1.5cm" svg:y="2.5cm">
          <text:p text:style-name="P1">UserTO</text:p>
        </draw:rect>
        <draw:rect draw:style-name="gr9" draw:text-style-name="P1" draw:id="id19" draw:layer="layout" svg:width="2.5cm" svg:height="1cm" svg:x="5cm" svg:y="2.5cm">
          <text:p text:style-name="P1">RoleTO</text:p>
        </draw:rect>
        <draw:rect draw:style-name="gr9" draw:text-style-name="P1" draw:id="id23" draw:layer="layout" svg:width="2.5cm" svg:height="1cm" svg:x="11cm" svg:y="3cm">
          <text:p text:style-name="P1">AdsTO</text:p>
        </draw:rect>
        <draw:rect draw:style-name="gr9" draw:text-style-name="P1" draw:id="id20" draw:layer="layout" svg:width="5cm" svg:height="1cm" svg:x="14.5cm" svg:y="6cm">
          <text:p text:style-name="P1">CompetitionTO</text:p>
        </draw:rect>
        <draw:rect draw:style-name="gr9" draw:text-style-name="P1" draw:id="id22" draw:layer="layout" svg:width="4.5cm" svg:height="1cm" svg:x="1.5cm" svg:y="10.5cm">
          <text:p text:style-name="P1">HomeworkTO</text:p>
        </draw:rect>
        <draw:rect draw:style-name="gr9" draw:text-style-name="P1" draw:id="id21" draw:layer="layout" svg:width="5cm" svg:height="1cm" svg:x="10cm" svg:y="11.5cm">
          <text:p text:style-name="P1">TeamTO</text:p>
        </draw:rect>
        <draw:frame draw:style-name="gr5" draw:layer="layout" svg:width="15.906cm" svg:height="5.228cm" svg:x="2.594cm" svg:y="16.483cm">
          <draw:text-box>
            <text:list text:style-name="L1">
              <text:list-item>
                <text:p>A competição é o PUG/PUJ</text:p>
              </text:list-item>
              <text:list-item>
                <text:p>Usuários podem existir através de várias competições</text:p>
              </text:list-item>
              <text:list-item>
                <text:p>Usuários devem criar um time para a competição </text:p>
              </text:list-item>
              <text:list-item>
                <text:p>Eles devem se tornar membros deste time</text:p>
              </text:list-item>
              <text:list-item>
                <text:p>Ao se tornar membro é informado o papel do usuário</text:p>
              </text:list-item>
              <text:list-item>
                <text:p>Depende do papel se o Membro poderá enviar </text:p>
                <text:p>propagandas, submeter trabalhos ou votar</text:p>
              </text:list-item>
            </text:list>
          </draw:text-box>
        </draw:frame>
        <draw:rect draw:style-name="gr9" draw:text-style-name="P1" draw:id="id18" draw:layer="layout" svg:width="5cm" svg:height="1cm" svg:x="2cm" svg:y="6.5cm">
          <text:p text:style-name="P1">MemberTO</text:p>
        </draw:rect>
        <draw:connector draw:style-name="gr10" draw:text-style-name="P1" draw:layer="layout" draw:line-skew="0.25cm" svg:x1="2.75cm" svg:y1="3.5cm" svg:x2="4.5cm" svg:y2="6.5cm" draw:start-shape="id17" draw:start-glue-point="2" draw:end-shape="id18" svg:d="m2750 3500v1900h1750v1100">
          <text:p text:style-name="P1">1:N</text:p>
        </draw:connector>
        <draw:connector draw:style-name="gr10" draw:text-style-name="P1" draw:layer="layout" draw:line-skew="0.25cm" svg:x1="6.25cm" svg:y1="3.5cm" svg:x2="4.5cm" svg:y2="6.5cm" draw:start-shape="id19" draw:start-glue-point="2" draw:end-shape="id18" svg:d="m6250 3500v1900h-1750v1100">
          <text:p text:style-name="P1">1:N</text:p>
        </draw:connector>
        <draw:connector draw:style-name="gr10" draw:text-style-name="P1" draw:layer="layout" svg:x1="17cm" svg:y1="7cm" svg:x2="15cm" svg:y2="12cm" draw:start-shape="id20" draw:start-glue-point="2" draw:end-shape="id21" draw:end-glue-point="1" svg:d="m17000 7000v5000h-2000">
          <text:p text:style-name="P1">N:1</text:p>
        </draw:connector>
        <draw:connector draw:style-name="gr10" draw:text-style-name="P1" draw:layer="layout" draw:line-skew="-0.65cm" svg:x1="6cm" svg:y1="11cm" svg:x2="10cm" svg:y2="12cm" draw:start-shape="id22" draw:start-glue-point="1" draw:end-shape="id21" draw:end-glue-point="3" svg:d="m6000 11000h1500v1000h2500">
          <text:p text:style-name="P1">1:1</text:p>
        </draw:connector>
        <draw:connector draw:style-name="gr10" draw:text-style-name="P1" draw:layer="layout" svg:x1="14.5cm" svg:y1="6.5cm" svg:x2="12.25cm" svg:y2="4cm" draw:start-shape="id20" draw:start-glue-point="3" draw:end-shape="id23" draw:end-glue-point="2" svg:d="m14500 6500h-2250v-2500">
          <text:p text:style-name="P1">N:1</text:p>
        </draw:connector>
        <draw:connector draw:style-name="gr10" draw:text-style-name="P1" draw:layer="layout" draw:line-skew="-0.65cm" svg:x1="7cm" svg:y1="7cm" svg:x2="11cm" svg:y2="3.5cm" draw:start-shape="id18" draw:start-glue-point="1" draw:end-shape="id23" draw:end-glue-point="3" svg:d="m7000 7000h1500v-3500h2500">
          <text:p text:style-name="P1">1:N</text:p>
        </draw:connector>
        <draw:connector draw:style-name="gr10" draw:text-style-name="P1" draw:layer="layout" svg:x1="12.5cm" svg:y1="11.5cm" svg:x2="4.5cm" svg:y2="7.5cm" draw:start-shape="id21" draw:start-glue-point="0" draw:end-shape="id18" draw:end-glue-point="2" svg:d="m12500 11500v-1850h-8000v-2150">
          <text:p text:style-name="P1">N:1</text:p>
        </draw:connector>
      </draw:page>
      <draw:page draw:name="page3" draw:style-name="dp1" draw:master-page-name="Padrão">
        <draw:custom-shape draw:style-name="gr11" draw:text-style-name="P1" draw:layer="layout" svg:width="3.5cm" svg:height="1cm" svg:x="15cm" svg:y="4.5cm">
          <text:p text:style-name="P1">index.js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3.5cm" svg:height="1cm" svg:x="15cm" svg:y="7cm">
          <text:p text:style-name="P1">login.js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3.5cm" svg:height="1cm" svg:x="15cm" svg:y="9.5cm">
          <text:p text:style-name="P1">logout.js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3.5cm" svg:height="1cm" svg:x="15cm" svg:y="11cm">
          <text:p text:style-name="P1">puj.js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3.5cm" svg:height="1cm" svg:x="15cm" svg:y="13.5cm">
          <text:p text:style-name="P1">soneca.js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13.041cm" svg:height="0.962cm" svg:x="3.959cm" svg:y="1.538cm">
          <draw:text-box>
            <text:p>Relacionamentos entre os artefatos de visão</text:p>
          </draw:text-box>
        </draw:frame>
        <draw:custom-shape draw:style-name="gr12" draw:layer="layout" svg:width="5.5cm" svg:height="13.5cm" svg:x="14cm" svg:y="3cm">
          <text:p>Paginas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963.6363636363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3" draw:text-style-name="P1" draw:layer="layout" svg:width="3.5cm" svg:height="1cm" svg:x="15cm" svg:y="5.5cm">
          <text:p text:style-name="P1">index.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.5cm" svg:height="1cm" svg:x="15cm" svg:y="8cm">
          <text:p text:style-name="P1">login.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.5cm" svg:height="1cm" svg:x="15cm" svg:y="12cm">
          <text:p text:style-name="P1">puj.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.5cm" svg:height="1cm" svg:x="15cm" svg:y="14.5cm">
          <text:p text:style-name="P1">soneca.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layer="layout" svg:width="8cm" svg:height="16cm" svg:x="1.5cm" svg:y="3cm">
          <text:p>Templates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325.53430821147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1" draw:text-style-name="P1" draw:layer="layout" svg:width="6cm" svg:height="1cm" svg:x="2.5cm" svg:y="5cm">
          <text:p text:style-name="P1">content.xs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6cm" svg:height="1cm" svg:x="2.5cm" svg:y="6.5cm">
          <text:p text:style-name="P1">criapug.xs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6cm" svg:height="1cm" svg:x="2.5cm" svg:y="9cm">
          <text:p text:style-name="P1">joinpug.xs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6cm" svg:height="1cm" svg:x="2.5cm" svg:y="11.5cm">
          <text:p text:style-name="P1">listapug.xs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6cm" svg:height="1cm" svg:x="2.5cm" svg:y="15.5cm">
          <text:p text:style-name="P1">showcompetition.xs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6cm" svg:height="1cm" svg:x="2.5cm" svg:y="17cm">
          <text:p text:style-name="P1">users.xs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6cm" svg:height="1cm" svg:x="2.5cm" svg:y="7.5cm">
          <text:p text:style-name="P1">criapug.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6cm" svg:height="1cm" svg:x="2.5cm" svg:y="10cm">
          <text:p text:style-name="P1">joinpug.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6cm" svg:height="1cm" svg:x="2.5cm" svg:y="12.5cm">
          <text:p text:style-name="P1">listapug.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layer="layout" svg:width="10cm" svg:height="7cm" svg:x="9.5cm" svg:y="21cm">
          <text:p>Bibliotecas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325.53430821147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ellipse draw:style-name="gr15" draw:text-style-name="P1" draw:layer="layout" svg:width="4cm" svg:height="1.5cm" svg:x="10.2cm" svg:y="22.5cm">
          <text:p text:style-name="P1">jQuery</text:p>
        </draw:ellipse>
        <draw:ellipse draw:style-name="gr15" draw:text-style-name="P1" draw:layer="layout" svg:width="4cm" svg:height="1.4cm" svg:x="14.5cm" svg:y="22.1cm">
          <text:p text:style-name="P1">jQueryUI</text:p>
        </draw:ellipse>
        <draw:ellipse draw:style-name="gr15" draw:text-style-name="P1" draw:layer="layout" svg:width="4cm" svg:height="2cm" svg:x="15cm" svg:y="25.5cm">
          <text:p text:style-name="P1">xml.js</text:p>
        </draw:ellipse>
        <draw:ellipse draw:style-name="gr15" draw:text-style-name="P1" draw:layer="layout" svg:width="5cm" svg:height="2cm" svg:x="10cm" svg:y="25cm">
          <text:p text:style-name="P1">carregamento.js</text:p>
        </draw:ellipse>
        <draw:ellipse draw:style-name="gr15" draw:text-style-name="P1" draw:layer="layout" svg:width="3.5cm" svg:height="2cm" svg:x="13.5cm" svg:y="23.5cm">
          <text:p text:style-name="P1">xsl.js</text:p>
        </draw:ellipse>
        <draw:custom-shape draw:style-name="gr11" draw:text-style-name="P1" draw:layer="layout" svg:width="6cm" svg:height="1cm" svg:x="2.5cm" svg:y="14cm">
          <text:p text:style-name="P1">roles.xs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layer="layout" svg:width="7cm" svg:height="4.5cm" svg:x="1.5cm" svg:y="19.5cm">
          <text:p>Dados estáticos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325.53430821147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7" draw:text-style-name="P1" draw:layer="layout" svg:width="5cm" svg:height="1cm" svg:x="2.5cm" svg:y="22.5cm">
          <text:p text:style-name="P1">inicio.x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5cm" svg:height="1cm" svg:x="2.5cm" svg:y="21cm">
          <text:p text:style-name="P1">lorenipsum.x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01T21:31:31</meta:creation-date>
    <dc:date>2011-01-19T22:58:50</dc:date>
    <meta:editing-duration>PT04H06M00S</meta:editing-duration>
    <meta:editing-cycles>62</meta:editing-cycles>
    <meta:generator>BrOffice.org/3.2$Unix OpenOffice.org_project/320m18$Build-9502</meta:generator>
    <meta:document-statistic meta:object-count="87"/>
  </office:meta>
</office:document-meta>
</file>